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eb91e" loext:opacity="100%" style:font-name="Arial1" fo:font-size="24pt" fo:font-weight="bold" officeooo:rsid="0011e1b5" officeooo:paragraph-rsid="0011e1b5" style:font-size-asian="21pt" style:font-weight-asian="bold" style:font-size-complex="24pt" style:font-weight-complex="bold"/>
    </style:style>
    <style:style style:name="P2" style:family="paragraph" style:parent-style-name="Standard">
      <style:text-properties fo:color="#8d1d75" loext:opacity="100%" style:font-name="Arial1" fo:font-size="14pt" fo:font-weight="bold" officeooo:rsid="0011e1b5" officeooo:paragraph-rsid="0011e1b5" style:font-size-asian="12.25pt" style:font-weight-asian="bold" style:font-size-complex="14pt" style:font-weight-complex="bold"/>
    </style:style>
    <style:style style:name="P3" style:family="paragraph" style:parent-style-name="Standard">
      <style:text-properties fo:color="#000000" loext:opacity="100%" style:font-name="Arial1" fo:font-size="11pt" fo:font-weight="normal" officeooo:rsid="0011e1b5" officeooo:paragraph-rsid="0011e1b5" style:font-size-asian="9.60000038146973pt" style:font-weight-asian="normal" style:font-size-complex="11pt" style:font-weight-complex="normal"/>
    </style:style>
    <style:style style:name="P4" style:family="paragraph" style:parent-style-name="Standard">
      <style:text-properties fo:color="#000000" loext:opacity="100%" style:font-name="Arial1" fo:font-size="11pt" fo:font-weight="bold" officeooo:rsid="0011e1b5" officeooo:paragraph-rsid="0011e1b5" style:font-size-asian="9.60000038146973pt" style:font-weight-asian="bold" style:font-size-complex="11pt"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8: Diagramas de comportamiento.</text:p>
      <text:p text:style-name="P1"/>
      <text:p text:style-name="P2">1. Qué es un diagrama de comportamiento.</text:p>
      <text:p text:style-name="P2"/>
      <text:p text:style-name="P3">Un diagrama de comportamiento permite simplificar cómo debe comportarse el sistema ante la nueva funcionalidad que solicitan los clientes.</text:p>
      <text:p text:style-name="P3">Expresa la secuencia de estados por la que va a pasar un objeto de nuestro sistema a lo largo de su vida para dar respuesta a los eventos que tengan lugar en el sistema.</text:p>
      <text:p text:style-name="P3"/>
      <text:p text:style-name="P3">Se utilizan para visualizar y especificar, a la vez que documentar, cambios constantes en el sistema.</text:p>
      <text:p text:style-name="P3"/>
      <text:p text:style-name="P3">UML ofrece mecanismos para crear los diferentes diagramas de comportamiento que hagan falta en nuestro modelado para proporcionar una documentación y la información necesaria a los desarrolladores y analistas.</text:p>
      <text:p text:style-name="P3"/>
      <text:p text:style-name="P2">2. Tipos de diagramas de comportamiento.</text:p>
      <text:p text:style-name="P2"/>
      <text:p text:style-name="P3">Cada diagrama de comportamiento permite observar el sistema desde un punto de vista diferente.</text:p>
      <text:p text:style-name="P3">Existen los siguientes diagramas de comportamiento:</text:p>
      <text:p text:style-name="P3"/>
      <text:p text:style-name="P4">· Diagrama de casos de uso: <text:span text:style-name="T1">permite mostrar las diferentes operaciones que pueda realizar el sistema desde el punto de vista del usuario. Es capaz de indicar la relación que tiene el sistema con el entorno y otras posibles operaciones necesarias.</text:span></text:p>
      <text:p text:style-name="P4"><text:span text:style-name="T1"/></text:p>
      <text:p text:style-name="P4">· Diagramas de secuencia: <text:span text:style-name="T1">permite describir las diferentes interacciones que tienen los objetos de nuestro sistema a lo largo del tiempo. Suelen acompañar a los diagramas de casos de uso.</text:span></text:p>
      <text:p text:style-name="P4"><text:span text:style-name="T1"/></text:p>
      <text:p text:style-name="P4">· Diagramas de estados: <text:span text:style-name="T1">permiten indicar los diferentes estados por los que va pasando un objeto dentro del flujo de ejecución del software. También permiten observar las condiciones necesarias para que un objeto pueda cambiar de estado o volver al estado anterior.</text:span></text:p>
      <text:p text:style-name="P4"><text:span text:style-name="T1"/></text:p>
      <text:p text:style-name="P4">· Diagramas de actividad: <text:span text:style-name="T1">permite diferenciar diferentes tipos de estados. En este diagrama interesan los estados de acción y las transiciones que ocurren al finalizar dicha tarea.</text:span></text:p>
      <text:p text:style-name="P4"><text:span text:style-name="T1"/></text:p>
      <text:p text:style-name="P2">3. Campo de aplicación.</text:p>
      <text:p text:style-name="P2"/>
      <text:p text:style-name="P3">Con la utilización de estos diagramas, podemos mostrar el funcionamiento general del sistema a través de la visualización de los diferentes procesos que ejecuta.</text:p>
      <text:p text:style-name="P3"/>
      <text:p text:style-name="P3">En la especificación de UML 2.4.1 se definen dos tipos de comportamientos:</text:p>
      <text:p text:style-name="P3"/>
      <text:p text:style-name="P4">· Comportamiento de ejecución: <text:span text:style-name="T1">es un tipo de comportamiento que se lleva a cabo cuando el objeto está en su flujo de ejecución. Está relacionado directamente por la implicación de alguno de los métodos que ofrece a través de su interfaz. Tiene acceso a las características estructurales de los objetos que, normalmente, está vinculado con un método.</text:span></text:p>
      <text:p text:style-name="P4"><text:span text:style-name="T1"/></text:p>
      <text:p text:style-name="P4">· Comportamiento emergente: <text:span text:style-name="T1">es aquel que tiene lugar por la interacción de uno o más objetos que participan en la relación. Los objetos participantes pueden ser parte de un objeto compuesto por otros. En este caso, se tiene una relación indirecta, lo cual puede complicar el diagrama de comportamiento.</text:span></text:p>
      <text:p text:style-name="P4"><text:span text:style-name="T1"/></text:p>
      <text:p text:style-name="P4"><text:span text:style-name="T1"/></text:p>
      <text:p text:style-name="P2"><text:soft-page-break/>4. Módulos para elaborar diagramas de comportamiento.</text:p>
      <text:p text:style-name="P2"/>
      <text:p text:style-name="P3">Al tratarse de un tipo de diagrama ampliamente utilizado, la mayor parte de herramientas CASE soportan este tipo de diagramas, como Papyrus UML, StarUML o Rational Rose.</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6T19:52:58.987000000</meta:creation-date>
    <dc:date>2023-12-16T20:06:54.728000000</dc:date>
    <meta:editing-duration>PT13M56S</meta:editing-duration>
    <meta:editing-cycles>1</meta:editing-cycles>
    <meta:document-statistic meta:table-count="0" meta:image-count="0" meta:object-count="0" meta:page-count="2" meta:paragraph-count="20" meta:word-count="456" meta:character-count="2887" meta:non-whitespace-character-count="2451"/>
    <meta:generator>LibreOffice/7.6.2.1$Windows_X86_64 LibreOffice_project/56f7684011345957bbf33a7ee678afaf4d2ba333</meta:generator>
  </office:meta>
</office:document-meta>
</file>